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f4e7e" style:font-weight-asian="bold" style:font-weight-complex="bold"/>
    </style:style>
    <style:style style:name="P2" style:family="paragraph" style:parent-style-name="Standard">
      <style:text-properties fo:font-size="13pt" fo:font-weight="bold" officeooo:paragraph-rsid="000f4e7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Liberation Serif" fo:font-size="13pt" fo:font-weight="bold" officeooo:paragraph-rsid="000f4e7e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iberation Serif" fo:font-size="13pt" fo:font-weight="bold" officeooo:rsid="000f4e7e" officeooo:paragraph-rsid="000f4e7e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Liberation Serif" fo:font-size="13pt" fo:font-weight="normal" officeooo:rsid="000f4e7e" officeooo:paragraph-rsid="000f4e7e" style:font-size-asian="13pt" style:font-weight-asian="normal" style:font-size-complex="13pt" style:font-weight-complex="normal"/>
    </style:style>
    <style:style style:name="T1" style:family="text">
      <style:text-properties style:font-name-asian="SimSun1" style:font-name-complex="Mangal2"/>
    </style:style>
    <style:style style:name="T2" style:family="text">
      <style:text-properties officeooo:rsid="00187eac" style:font-name-asian="SimSun1" style:font-name-complex="Mang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Reference for Ingrid Farka<text:span text:style-name="T2">š</text:span></text:p>
      <text:p text:style-name="P3"><text:span text:style-name="T2"/></text:p>
      <text:p text:style-name="P5"><text:span text:style-name="T2">D</text:span><text:span text:style-name="T1">ear Sir/Madam,</text:span></text:p>
      <text:p text:style-name="P5"><text:span text:style-name="T1"/></text:p>
      <text:p text:style-name="P5"><text:span text:style-name="T1">I am writing this reference at the request of Ingrid Farkas, who is applying for the position of Junior Backend Developer.</text:span></text:p>
      <text:p text:style-name="P5"><text:span text:style-name="T1"/></text:p>
      <text:p text:style-name="P5"><text:span text:style-name="T1">Ingrid and I studied together Computer Science at the Faculty of Sciences, University of Novi Sad. At the University we studied the following courses: </text:span></text:p>
      <text:p text:style-name="P5"><text:span text:style-name="T1"/></text:p>
      <text:p text:style-name="P5"><text:span text:style-name="T1">Data Structures</text:span></text:p>
      <text:p text:style-name="P4"><text:span text:style-name="T1"/></text:p>
      <text:p text:style-name="P4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13:16:18.502000000</meta:creation-date>
    <dc:date>2022-04-19T13:27:23.775000000</dc:date>
    <meta:editing-duration>PT51S</meta:editing-duration>
    <meta:editing-cycles>1</meta:editing-cycles>
    <meta:document-statistic meta:table-count="0" meta:image-count="0" meta:object-count="0" meta:page-count="1" meta:paragraph-count="5" meta:word-count="53" meta:character-count="330" meta:non-whitespace-character-count="281"/>
    <meta:generator>LibreOffice/5.4.7.2$Windows_X86_64 LibreOffice_project/c838ef25c16710f8838b1faec480ebba495259d0</meta:generator>
  </office:meta>
</office:document-meta>
</file>